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DataTest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400" calcext:value-type="float">
            <text:p>4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450" calcext:value-type="float">
            <text:p>4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DataTrain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350" calcext:value-type="float">
            <text:p>3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400" calcext:value-type="float">
            <text:p>4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450" calcext:value-type="float">
            <text:p>4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500" calcext:value-type="float">
            <text:p>5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648" calcext:value-type="float">
            <text:p>0.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9:15:34.809491540</meta:creation-date>
    <dc:date>2018-04-01T19:18:50.815526036</dc:date>
    <meta:editing-duration>PT3M16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